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1472in" fo:margin-left="-0.0535in" table:align="left" style:writing-mode="lr-tb"/>
    </style:style>
    <style:style style:name="Tabelle1.A" style:family="table-column">
      <style:table-column-properties style:column-width="0.7299in"/>
    </style:style>
    <style:style style:name="Tabelle1.B" style:family="table-column">
      <style:table-column-properties style:column-width="0.9799in"/>
    </style:style>
    <style:style style:name="Tabelle1.D" style:family="table-column">
      <style:table-column-properties style:column-width="4.4576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le1.B2" style:family="table-cell" style:data-style-name="N37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A3" style:family="table-cell" style:data-style-name="N100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2091in"/>
          <style:tab-stop style:position="6.9693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text-indent="0.0181in" style:auto-text-indent="false" style:snap-to-layout-grid="false"/>
    </style:style>
    <style:style style:name="P13" style:family="paragraph" style:parent-style-name="Standard" style:list-style-name="L1">
      <style:text-properties fo:color="#ff0000" fo:font-size="16pt" style:font-size-asian="16pt" style:font-size-complex="16pt"/>
    </style:style>
    <style:style style:name="P14" style:family="paragraph" style:parent-style-name="Standard" style:master-page-name="First_20_Page">
      <style:paragraph-properties style:page-number="1"/>
    </style:style>
    <style:style style:name="P15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6" style:family="paragraph" style:parent-style-name="Standard">
      <style:paragraph-properties fo:orphans="0" fo:widows="0" fo:hyphenation-ladder-count="no-limit" text:number-lines="false" text:line-number="0" style:snap-to-layout-grid="false"/>
      <style:text-properties fo:hyphenate="false" fo:hyphenation-remain-char-count="2" fo:hyphenation-push-char-count="2"/>
    </style:style>
    <style:style style:name="P17" style:family="paragraph" style:parent-style-name="Contents_20_3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T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15pt" style:font-size-asian="15pt" style:font-size-complex="15pt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-Arduino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14.12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Jan-Christopher Icken</text:p>
      <text:p text:style-name="P11"><text:tab/>Kai Dziembala</text:p>
      <text:p text:style-name="P11"><text:tab/>Fabian Sobota</text:p>
      <text:p text:style-name="P11"><text:span text:style-name="T3">Version</text:span><text:tab/><text:reference-mark-start text:name="Version"/><text:span text:style-name="Version_20_Char">2.0</text:span><text:reference-mark-end text:name="Version"/></text:p>
      <text:p text:style-name="P11"><text:span text:style-name="T3">Status</text:span><text:tab/>freigegeben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2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16">Jan-Christopher Icken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3" office:value-type="float" office:value="0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16">Jan-Christopher Icken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3" office:value-type="float" office:value="0">
            <text:p text:style-name="P8">1.0</text:p>
          </table:table-cell>
          <table:table-cell table:style-name="Tabelle1.A1" office:value-type="string">
            <text:p text:style-name="P8">17.06.10</text:p>
          </table:table-cell>
          <table:table-cell table:style-name="Tabelle1.A1" office:value-type="string">
            <text:p text:style-name="P8">Kai Dziembala</text:p>
          </table:table-cell>
          <table:table-cell table:style-name="Tabelle1.D1" office:value-type="string">
            <text:p text:style-name="P8">Freigabe des Moduldesigns 'Auditing-Syste_Arduino'</text:p>
          </table:table-cell>
        </table:table-row>
        <table:table-row table:style-name="Tabelle1.1">
          <table:table-cell table:style-name="Tabelle1.A3" office:value-type="float" office:value="36557">
            <text:p text:style-name="P8">2.0</text:p>
          </table:table-cell>
          <table:table-cell table:style-name="Tabelle1.B2" office:value-type="date" office:date-value="2010-12-14">
            <text:p text:style-name="P8">14.12.10</text:p>
          </table:table-cell>
          <table:table-cell table:style-name="Tabelle1.A1" office:value-type="string">
            <text:p text:style-name="P8">Fabian Sobota</text:p>
          </table:table-cell>
          <table:table-cell table:style-name="Tabelle1.D1" office:value-type="string">
            <text:p text:style-name="P8">Komplette Überarbeitung</text:p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18">1 Historie<text:tab/>2</text:p>
          <text:p text:style-name="P18">2 Inhaltsverzeichnis<text:tab/>3</text:p>
          <text:p text:style-name="P18">3 Einleitung<text:tab/>4</text:p>
          <text:p text:style-name="P18">4 Referenzierte Dokumente<text:tab/>5</text:p>
          <text:p text:style-name="P18">5 Architektur<text:tab/>6</text:p>
          <text:p text:style-name="P19">5.1 Abhängigkeiten von anderen Modulen<text:tab/>6</text:p>
          <text:p text:style-name="P19">5.2 Schnittstellenbeschreibung <text:tab/>6</text:p>
          <text:p text:style-name="P17">5.2.1 I²C<text:tab/>6</text:p>
          <text:p text:style-name="P17">5.2.2 RS232<text:tab/>6</text:p>
          <text:p text:style-name="P18">6 Anhang<text:tab/>7</text:p>
        </text:index-body>
      </text:table-of-content>
      <text:p text:style-name="P10"/>
      <text:h text:style-name="Heading_20_1" text:outline-level="1">Einleitung</text:h>
      <text:p text:style-name="Standard">Dieses Dokument dient zur Dokumentation des zu entwickelten Moduls Auditing-System. Dieses Modul soll es ermöglichen, die über den I²C-Bus übermittelten Daten an den PC weiterzuleiten. Die Weiterleitung an den PC soll über eine RS232 Schnittstelle realisiert werden.</text:p>
      <text:p text:style-name="Standard">Das Senden der Daten über die RS232 Schnittstelle soll ein Protokoll besitzen. Das Protokoll ist im Dokument <text:span text:style-name="T5">TODO:XYZ</text:span> beschrieben.</text:p>
      <text:p text:style-name="Standard">Der auf dem C515C-Mikrocontroller laufende Teil des Auditing-Systems bleibt von diesem Modul unberührt.</text:p>
      <text:h text:style-name="Heading_20_1" text:outline-level="1">Referenzierte Dokumente</text:h>
      <text:list xml:id="list1543886026" text:style-name="L1">
        <text:list-item>
          <text:p text:style-name="P13">TODO</text:p>
        </text:list-item>
      </text:list>
      <text:h text:style-name="Heading_20_1" text:outline-level="1">Architektur</text:h>
      <text:h text:style-name="Heading_20_2" text:outline-level="2">Abhängigkeiten von anderen Modulen</text:h>
      <text:p text:style-name="Standard">Das Modul ist in sich geschlossen und benötigt zur reinen Funktionsweise keine weiteren Module.</text:p>
      <text:h text:style-name="Heading_20_2" text:outline-level="2">Schnittstellenbeschreibung<text:tab/></text:h>
      <text:h text:style-name="Heading_20_3" text:outline-level="3">I²C</text:h>
      <text:p text:style-name="Standard">Als Schnittstelle zum C515C dient die Verbindung über den I²C-Bus. Das Protokoll ist im <text:span text:style-name="T7">Design des I²C-Treibers</text:span> zu finden.</text:p>
      <text:h text:style-name="Heading_20_3" text:outline-level="3">RS232</text:h>
      <text:p text:style-name="Standard">Als Schnittstelle zum PC dient die Verbindung über RS232. Das Protokoll ist im Design <text:span text:style-name="T6">TODO:XYZ</text:span> festgelegt</text:p>
      <text:p text:style-name="Standard"/>
      <text:p text:style-name="Standard"/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writing-mode="lr-tb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.4917in" fo:margin-right="0in" fo:margin-top="0in" fo:margin-bottom="0.1665in" fo:text-indent="-0.4917in" style:auto-text-indent="false" fo:break-before="pag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35in" fo:margin-right="0in" fo:margin-top="0.0835in" fo:margin-bottom="0.0835in" fo:keep-together="always" fo:text-indent="-0.4917in" style:auto-text-indent="fals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752in" fo:margin-right="0in" fo:margin-top="0.0835in" fo:margin-bottom="0.0835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1.966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2.4583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2.9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3.4417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3.933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4.4252in" fo:margin-right="0in" fo:text-indent="-0.4917in" style:auto-text-indent="false">
        <style:tab-stops>
          <style:tab-stop style:position="0.25in"/>
          <style:tab-stop style:position="2.3819in"/>
          <style:tab-stop style:position="3.3862in"/>
          <style:tab-stop style:position="4.7646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>
        <style:tab-stops>
          <style:tab-stop style:position="6.9693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969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969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Footer" style:family="paragraph" style:parent-style-name="Standard" style:class="extra">
      <style:paragraph-properties fo:margin-top="0in" fo:margin-bottom="0in" fo:line-height="0.222in">
        <style:tab-stops>
          <style:tab-stop style:position="3.4846in" style:type="center"/>
          <style:tab-stop style:position="6.9693in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in" fo:margin-bottom="0in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6.9688in" table:align="left" style:writing-mode="lr-tb"/>
    </style:style>
    <style:style style:name="Tabelle2.A" style:family="table-column">
      <style:table-column-properties style:column-width="3.3979in"/>
    </style:style>
    <style:style style:name="Tabelle2.B" style:family="table-column">
      <style:table-column-properties style:column-width="1.2292in"/>
    </style:style>
    <style:style style:name="Tabelle2.C" style:family="table-column">
      <style:table-column-properties style:column-width="2.3417in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in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5516in" fo:margin-bottom="0.6299in" fo:margin-left="0.9055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209in" fo:margin-left="0in" fo:margin-right="0in" fo:margin-bottom="1.1819in" style:dynamic-spacing="true"/>
      </style:header-style>
      <style:footer-style>
        <style:header-footer-properties fo:min-height="0.1575in" fo:margin-left="0in" fo:margin-right="0in" fo:margin-top="0.1189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-Arduino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in" svg:y="1.772in" svg:width="6.9689in" svg:height="0.1575in" draw:z-index="5"><draw:text-box><text:p text:style-name="MP5"/></draw:text-box></draw:frame></text:p>
      </style:header>
      <style:footer>
        <text:p text:style-name="Footer"><draw:frame draw:style-name="Mfr1" draw:name="Rahmen6" text:anchor-type="char" svg:x="0in" svg:y="10.7492in" svg:width="6.9689in" svg:height="0.1575in" draw:z-index="11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14.12.2010</text:modification-date><text:tab/>Seite <text:page-number text:select-page="current">7</text:page-number>/<text:page-count style:num-format="1">7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-Arduino</text:reference-ref><draw:frame draw:style-name="Mfr1" draw:name="Rahmen9" text:anchor-type="char" svg:x="0in" svg:y="1.772in" svg:width="6.9689in" svg:height="0.1575in" draw:z-index="7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in" svg:y="10.7492in" svg:width="6.9689in" svg:height="0.1575in" draw:z-index="6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14.12.2010</text:modification-date><text:tab/>Seite <text:page-number text:select-page="current">7</text:page-number>/<text:page-count style:num-format="1"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ul-Design</dc:title>
    <dc:subject>Sichere Eisenbahnsteuerung</dc:subject>
    <meta:initial-creator>Vitali Voroth</meta:initial-creator>
    <meta:creation-date>2009-11-16T17:24:00</meta:creation-date>
    <dc:date>2010-12-14T17:12:53</dc:date>
    <meta:print-date>1998-07-17T19:03:00</meta:print-date>
    <meta:editing-cycles>55</meta:editing-cycles>
    <meta:generator>OpenOffice.org/3.2$Linux OpenOffice.org_project/320m12$Build-9483</meta:generator>
    <meta:editing-duration>PT02H35M16S</meta:editing-duration>
    <dc:creator>Fabian </dc:creator>
    <meta:document-statistic meta:table-count="2" meta:image-count="0" meta:object-count="0" meta:page-count="7" meta:paragraph-count="61" meta:word-count="265" meta:character-count="1857"/>
  </office:meta>
</office:document-meta>
</file>